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3.426cm" fo:min-width="2.918cm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3.277cm" fo:min-width="6.359cm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3.188cm" fo:min-width="6.367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fo:min-height="1.593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2cm"/>
    </style:style>
    <style:style style:name="gr8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771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483cm" fo:min-width="1.106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fo:font-weight="bold" style:font-size-asian="18pt" style:font-size-complex="18pt"/>
    </style:style>
    <style:style style:name="P4" style:family="paragraph">
      <loext:graphic-properties draw:fill="none" draw:fill-color="#ffffff"/>
      <style:text-properties fo:color="#cc0000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cc0000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cc00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cc0000" style:text-position="-20% 67%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cc0000" style:text-position="super 74%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cc0000" style:text-position="33% 74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cc0000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86cm" svg:height="4.044cm" svg:x="11.4cm" svg:y="4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239cm" svg:height="3.907cm" svg:x="1.397cm" svg:y="7.4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239cm" svg:height="3.81cm" svg:x="1.397cm" svg:y="0.8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629cm" svg:height="1.301cm" svg:x="1.67cm" svg:y="2.32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2.487cm" svg:height="0.644cm" svg:x="1.788cm" svg:y="9.47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3" draw:layer="layout" svg:width="2.767cm" svg:height="2.261cm" svg:x="11.964cm" svg:y="4.85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text-style-name="P4" draw:layer="layout" svg:width="1.461cm" svg:height="1.843cm" svg:x="2.351cm" svg:y="3.594cm">
          <draw:text-box>
            <text:p><text:span text:style-name="T1">X</text:span><text:span text:style-name="T2">1</text:span></text:p>
          </draw:text-box>
        </draw:frame>
        <draw:frame draw:style-name="gr5" draw:text-style-name="P4" draw:layer="layout" svg:width="1.461cm" svg:height="1.843cm" svg:x="2.352cm" svg:y="10.195cm">
          <draw:text-box>
            <text:p><text:span text:style-name="T1">X</text:span><text:span text:style-name="T2">2</text:span></text:p>
          </draw:text-box>
        </draw:frame>
        <draw:frame draw:style-name="gr6" draw:text-style-name="P4" draw:layer="layout" svg:width="2.735cm" svg:height="1.27cm" svg:x="12.477cm" svg:y="7.156cm">
          <draw:text-box>
            <text:p><text:span text:style-name="T1">X</text:span><text:span text:style-name="T3">T</text:span><text:span text:style-name="T1">X</text:span></text:p>
          </draw:text-box>
        </draw:frame>
        <draw:frame draw:style-name="gr7" draw:text-style-name="P5" draw:layer="layout" svg:width="2.542cm" svg:height="0.806cm" svg:x="3.553cm" svg:y="4.699cm">
          <draw:text-box>
            <text:p><text:span text:style-name="T4">worker 1</text:span></text:p>
          </draw:text-box>
        </draw:frame>
        <draw:frame draw:style-name="gr7" draw:text-style-name="P5" draw:layer="layout" svg:width="2.542cm" svg:height="0.806cm" svg:x="3.853cm" svg:y="11.399cm">
          <draw:text-box>
            <text:p><text:span text:style-name="T4">worker 2</text:span></text:p>
          </draw:text-box>
        </draw:frame>
        <draw:frame draw:style-name="gr7" draw:text-style-name="P5" draw:layer="layout" svg:width="2.542cm" svg:height="0.806cm" svg:x="12.353cm" svg:y="8.299cm">
          <draw:text-box>
            <text:p><text:span text:style-name="T4">master</text:span></text:p>
          </draw:text-box>
        </draw:frame>
        <draw:line draw:style-name="gr8" draw:text-style-name="P6" draw:layer="layout" svg:x1="4.245cm" svg:y1="4.128cm" svg:x2="5.134cm" svg:y2="4.128cm">
          <text:p/>
        </draw:line>
        <draw:line draw:style-name="gr8" draw:text-style-name="P6" draw:layer="layout" svg:x1="4.372cm" svg:y1="10.668cm" svg:x2="5.261cm" svg:y2="10.668cm">
          <text:p/>
        </draw:line>
        <draw:frame draw:style-name="gr4" draw:text-style-name="P2" draw:layer="layout" svg:width="2.727cm" svg:height="2.261cm" svg:x="5.461cm" svg:y="1.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2.759cm" svg:height="2.261cm" svg:x="5.57cm" svg:y="7.8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4" draw:layer="layout" svg:width="2.619cm" svg:height="2.021cm" svg:x="5.552cm" svg:y="3.595cm">
          <draw:text-box>
            <text:p><text:span text:style-name="T1">X</text:span><text:span text:style-name="T2">1</text:span><text:span text:style-name="T5">T</text:span><text:span text:style-name="T1">X</text:span><text:span text:style-name="T2">1</text:span></text:p>
          </draw:text-box>
        </draw:frame>
        <draw:frame draw:style-name="gr9" draw:text-style-name="P4" draw:layer="layout" svg:width="2.619cm" svg:height="2.021cm" svg:x="5.553cm" svg:y="10.096cm">
          <draw:text-box>
            <text:p><text:span text:style-name="T1">X</text:span><text:span text:style-name="T2">2</text:span><text:span text:style-name="T5">T</text:span><text:span text:style-name="T1">X</text:span><text:span text:style-name="T2">2</text:span></text:p>
          </draw:text-box>
        </draw:frame>
        <draw:frame draw:style-name="gr10" draw:text-style-name="P7" draw:layer="layout" svg:width="1.778cm" svg:height="1.8cm" svg:x="8.748cm" svg:y="5.41cm">
          <draw:text-box>
            <text:p><text:span text:style-name="T6">Σ</text:span></text:p>
          </draw:text-box>
        </draw:frame>
        <draw:line draw:style-name="gr8" draw:text-style-name="P6" draw:layer="layout" svg:x1="10.414cm" svg:y1="6.223cm" svg:x2="11.233cm" svg:y2="6.251cm">
          <text:p/>
        </draw:line>
        <draw:line draw:style-name="gr8" draw:text-style-name="P6" draw:layer="layout" svg:x1="6.858cm" svg:y1="4.953cm" svg:x2="8.255cm" svg:y2="5.715cm">
          <text:p/>
        </draw:line>
        <draw:line draw:style-name="gr8" draw:text-style-name="P6" draw:layer="layout" svg:x1="6.858cm" svg:y1="7.239cm" svg:x2="8.255cm" svg:y2="6.477cm">
          <text:p/>
        </draw:line>
        <draw:custom-shape draw:style-name="gr11" draw:text-style-name="P6" draw:layer="layout" svg:width="1.778cm" svg:height="1.905cm" svg:x="8.509cm" svg:y="5.2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20:36:44.883169470</meta:creation-date>
    <dc:date>2016-08-25T16:09:51.297755802</dc:date>
    <meta:editing-duration>PT2H28M11S</meta:editing-duration>
    <meta:editing-cycles>15</meta:editing-cycles>
    <meta:generator>LibreOffice/5.0.6.2$Linux_X86_64 LibreOffice_project/00m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2</mn>
              </mtd>
              <mtd>
                <mn>1</mn>
              </mtd>
              <mtd>
                <mn>2</mn>
              </mtd>
              <mtd>
                <mn>0</mn>
              </mtd>
            </mtr>
            <mtr>
              <mtd>
                <mi>.</mi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i>.</mi>
              </mtd>
              <mtd>
                <mi>.</mi>
              </mtd>
              <mtd>
                <mn>2</mn>
              </mtd>
              <mtd>
                <mn>0</mn>
              </mtd>
            </mtr>
            <mtr>
              <mtd>
                <mi>.</mi>
              </mtd>
              <mtd>
                <mi>.</mi>
              </mtd>
              <mtd>
                <mi>.</mi>
              </mtd>
              <mtd>
                <mn>0</mn>
              </mtd>
            </mtr>
          </mtable>
        </mrow>
        <mo fence="true" stretchy="true">)</mo>
      </mrow>
    </mstyle>
    <annotation encoding="StarMath 5.0">bold { left ( matrix { 2 # 1 # 2 # 0 ## . # 1 # 1 # 0 ## . # . # 2 # 0 ## . # .# .# 0} right ) }</annotation>
  </semantics>
</math>
</file>

<file path=Object 16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2</mn>
              </mtd>
              <mtd>
                <mn>1</mn>
              </mtd>
              <mtd>
                <mn>2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2</mn>
              </mtd>
              <mtd>
                <mn>1</mn>
              </mtd>
              <mtd>
                <mn>3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style>
    <annotation encoding="StarMath 5.0">bold { left ( matrix { 2 # 1 # 2 # 0 ## 1 # 1 # 1 # 0 ## 2 # 1 # 3 # 1 ## 0 # 0 # 1 # 1 } right ) }</annotation>
  </semantics>
</math>
</file>

<file path=Object 2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)</mo>
      </mrow>
    </mstyle>
    <annotation encoding="StarMath 5.0">bold { left ( matrix { 1 # 1 # 1 # 0 ## 1 # 0 # 1 # 0 } right ) }</annotation>
  </semantics>
</math>
</file>

<file path=Object 3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style>
    <annotation encoding="StarMath 5.0">bold { left ( matrix { 0 # 0 # 1 # 1} right ) }</annotation>
  </semantics>
</math>
</file>

<file path=Object 4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i>.</mi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i>.</mi>
              </mtd>
              <mtd>
                <mi>.</mi>
              </mtd>
              <mtd>
                <mn>1</mn>
              </mtd>
              <mtd>
                <mn>1</mn>
              </mtd>
            </mtr>
            <mtr>
              <mtd>
                <mi>.</mi>
              </mtd>
              <mtd>
                <mi>.</mi>
              </mtd>
              <mtd>
                <mi>.</mi>
              </mtd>
              <mtd>
                <mn>1</mn>
              </mtd>
            </mtr>
          </mtable>
        </mrow>
        <mo fence="true" stretchy="true">)</mo>
      </mrow>
    </mstyle>
    <annotation encoding="StarMath 5.0">bold { left ( matrix { 0 # 0 # 0 # 0 ## . # 0 # 0 # 0 ## . # . # 1 # 1 ## . # .# .# 1} right ) }</annotation>
  </semantics>
</math>
</file>